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5pt" fo:language="ru" fo:country="RU" style:font-size-asian="15pt" style:font-size-complex="15pt"/>
    </style:style>
    <style:style style:name="P140" style:family="paragraph" style:parent-style-name="First_20_line_20_indent">
      <style:text-properties fo:font-size="12pt" fo:language="ru" fo:country="RU" style:font-size-asian="12pt" style:font-size-complex="12pt"/>
    </style:style>
    <style:style style:name="P141" style:family="paragraph" style:parent-style-name="First_20_line_20_indent">
      <style:text-properties fo:language="en" fo:country="US"/>
    </style:style>
    <style:style style:name="P142" style:family="paragraph" style:parent-style-name="First_20_line_20_indent">
      <style:paragraph-properties fo:text-align="justify" style:justify-single-word="false"/>
      <style:text-properties fo:language="en" fo:country="US"/>
    </style:style>
    <style:style style:name="P143" style:family="paragraph" style:parent-style-name="First_20_line_20_indent">
      <style:paragraph-properties fo:text-align="justify" style:justify-single-word="false"/>
    </style:style>
    <style:style style:name="P144" style:family="paragraph" style:parent-style-name="Text_20_body">
      <style:paragraph-properties fo:margin-left="0in" fo:margin-right="0in" fo:text-align="center" style:justify-single-word="false" fo:text-indent="0in" style:auto-text-indent="false"/>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in" style:auto-text-indent="false"/>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Footnote">
      <style:text-properties fo:font-style="normal" style:font-style-asian="normal" style:font-style-complex="normal"/>
    </style:style>
    <style:style style:name="P152" style:family="paragraph" style:parent-style-name="Text_20_body">
      <style:paragraph-properties fo:margin-top="0in" fo:margin-bottom="0.0835in" loext:contextual-spacing="false" fo:text-align="justify" style:justify-single-word="false"/>
      <style:text-properties fo:language="en" fo:country="US"/>
    </style:style>
    <style:style style:name="P15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4" style:family="paragraph" style:parent-style-name="Standard">
      <style:text-properties fo:font-style="italic" style:font-style-asian="italic" style:font-style-complex="italic"/>
    </style:style>
    <style:style style:name="P155"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aa4f1"/>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1890ba"/>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651c2"/>
    </style:style>
    <style:style style:name="T79" style:family="text">
      <style:text-properties officeooo:rsid="001769f4"/>
    </style:style>
    <style:style style:name="T80" style:family="text">
      <style:text-properties officeooo:rsid="001890ba"/>
    </style:style>
    <style:style style:name="T81" style:family="text">
      <style:text-properties officeooo:rsid="0019b22c"/>
    </style:style>
    <style:style style:name="T82" style:family="text">
      <style:text-properties officeooo:rsid="001aa4f1"/>
    </style:style>
    <style:style style:name="T83" style:family="text">
      <style:text-properties officeooo:rsid="001b56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54"/>
      <text:h text:style-name="P158"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8">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8">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8">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4">***</text:p>
      <text:p text:style-name="P144"/>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31"/>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8"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450420137938802074"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5"><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8">– <text:span text:style-name="T1">Восемь, учитель!</text:span></text:p><text:p text:style-name="P14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8"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8" text:outline-level="2">8. Стыд</text:h>
      <text:p text:style-name="P145"/>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7"/>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0">Мне печалиться не стоит</text:p><text:p text:style-name="P150">Жизнь прекрасна и полн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 —</text:p><text:p text:style-name="P150">Но друзья остались в прошлом,</text:p><text:p text:style-name="P150">Пустота пришла в мой 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9">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5"><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5"/>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1">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9">эт правда?</text:span></text:p>
      <text:p text:style-name="P49"><text:span text:style-name="T16">– </text:span><text:span text:style-name="T59">Какая из? Их много, вообще-то. Ик!</text:span></text:p>
      <text:p text:style-name="P49"><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9"><text:span text:style-name="T16">– </text:span><text:span text:style-name="T59">Пока не умру?</text:span></text:p>
      <text:p text:style-name="P49"><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5">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3"/>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5">Исчезновение дневной главы диархии: Эквестрия в панике!</text:span>» (статья двухдневной давности).</text:p>
      <text:p text:style-name="P52">«<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2">«<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6"/>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4"/>
      <text:p text:style-name="Standard"><text:span text:style-name="T21">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1">24пн</text:p>
      <text:p text:style-name="P71">15</text:p>
      <text:p text:style-name="P52"><text:span text:style-name="T25">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9">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9">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9"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9">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5">«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5"/>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5"/>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9">Центурия <text:span text:style-name="T52">–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9">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1">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62" text:outline-level="3">Воскресенье</text:h>
      <text:p text:style-name="P49"/>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2"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6">– А ты в курсе, что твой Дискорд многократно сжигал Селестию живьём? Хороша шутка, обхохочешься! – выпалил я.</text:p>
      <text:p text:style-name="P116">–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6">– Это не мои… эмм… домыслы… Он сам мне рассказал…</text:p>
      <text:p text:style-name="P116">Флаттершай встала со стула и попыталась уйти. Я задержал её.</text:p>
      <text:p text:style-name="P116">– Извини, не знал. Не уходи. Нам нельзя ссориться.</text:p>
      <text:p text:style-name="P104"><text:soft-page-break/>Девушка слабо улыбнулась.</text:p>
      <text:p text:style-name="P116">–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7">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2">с</text:span> форменны<text:span text:style-name="T62">ми</text:span> <text:span text:style-name="T62">шевронами</text:span>. С именными <text:span text:style-name="T6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3"/>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16"><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4">—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6">– Привет, Сел.</text:p>
      <text:p text:style-name="P152"/>
      <text:p text:style-name="P152">Аликорница всполошилась, спрят<text:span text:style-name="T1">ав</text:span>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6"/>
      <text:h text:style-name="P158"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6"/>
      <text:p text:style-name="P116">– С кем это вы тут разговариваете?</text:p>
      <text:p text:style-name="P116">В комнату вошла Флаттершай.</text:p>
      <text:p text:style-name="P116"/>
      <text:p text:style-name="P104"><text:soft-page-break/>Дискорд обернулся на голос. <text:span text:style-name="T78">В</text:span>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style-name="P137">… </text:p>
      <text:p text:style-name="P139">БАХ!!!</text:p>
      <text:p text:style-name="P140">…</text:p>
      <text:p text:style-name="P140"/>
      <text:p text:style-name="P13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text:span text:style-name="T78">н</text:span>о штоб убийца — нет, тут ты загнул. Убийца долж<text:span text:style-name="T78">е</text:span>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text:soft-page-break/></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text:span text:style-name="T79">как-нибудь </text:span>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text:span><text:span text:style-name="T19">ы </text:span><text:span text:style-name="T11">вернул</text:span><text:span text:style-name="T19">ся</text:span><text:span text:style-name="T11">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text:span text:style-name="T80">А поскольку сестрички увязали своё благополучие с твоим, приходится заботиться и о твоей никчемной тушке.</text:span></text:p>
      <text:p text:style-name="P127"/>
      <text:p text:style-name="P127">Я задумался. Драконикус, похоже, говорил искренне. Но кто тогда всё это время играл с нами, <text:span text:style-name="T27">словно кот с мышью</text:span>?</text:p>
      <text:p text:style-name="P127"/>
      <text:p text:style-name="P127"><text:span text:style-name="T11">– </text:span>Анон! <text:span text:style-name="T11">– </text:span>крикнула Эпплджек из прихожей. <text:span text:style-name="T11">– </text:span>Я слышу шум за дверью!</text:p>
      <text:p text:style-name="P127"><text:soft-page-break/>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
      <text:p text:style-name="P127">От второго удара дверная коробка крякнула и наполовину въехала в <text:span text:style-name="T80">прихожую</text:span>.</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29">«…<text:span text:style-name="T27">Будь храбр. Будь стоек. Будь силён. Что бы ни случилось, помни: Эквестрия с тобой. Эквестрия в тебе. Навсегда. И всегда…»</text:span></text:p>
      <text:p text:style-name="P131"/>
      <text:p text:style-name="P127"><text:soft-page-break/>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
      <text:p text:style-name="P127">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text:span text:style-name="T81">дома</text:span>.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
      <text:p text:style-name="P127">Селестия милосердная!!!</text:p>
      <text:p text:style-name="P127"/>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
      <text:p text:style-name="P127">Я выдохнул.</text:p>
      <text:p text:style-name="P127"/>
      <text:p text:style-name="P127">Флаттершай появилась над бортиком и свесила вниз руку. Эпплджек вытянулась и протянула ей ноутбук одной рукой.</text:p>
      <text:p text:style-name="P127"/>
      <text:p text:style-name="P127">НЕТ! У них не получилось!</text:p>
      <text:p text:style-name="P127"/>
      <text:p text:style-name="P127">У меня враз вспотели ладони. Держаться на верёвке стало чертовски трудно.</text:p>
      <text:p text:style-name="P127"/>
      <text:p text:style-name="P127"><text:soft-page-break/>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7"/>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
      <text:p text:style-name="P127">Эпплджек отклонилась от парапета, вскрикнула и стала съезжать вниз. Ноутбук выскользнул из пальцев Флаттершай. <text:span text:style-name="T82">Эпплджек,</text:span> в отчаянной попытке удержать ноутбук, отклонилась ещё больше и перевернулась на верёвке вниз головой.</text:p>
      <text:p text:style-name="P127"/>
      <text:p text:style-name="P127">К счастью, фермерша не разжала ног.</text:p>
      <text:p text:style-name="P127"/>
      <text:p text:style-name="P161"><text:span text:style-name="T82">Прижав ноутбук к груди, </text:span>Эпплджек съехала ко мне. <text:span text:style-name="T82">Я,</text:span> сжа<text:span text:style-name="T82">в</text:span> верёвку ногами и сгибом локтя, перехватил <text:span text:style-name="T83">девушку</text:span> обеими руками. Последовал сильный рывок и <text:span text:style-name="T83">мы вдвоём</text:span> <text:span text:style-name="T83">стали</text:span> скользить вниз с нарастающей скоростью. <text:span text:style-name="T83">Движение вниз сопровождалось ж</text:span>жение<text:span text:style-name="T83">м</text:span> в паху и локтевом сгибе.</text:p>
      <text:p text:style-name="P12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7"/>
      <text:p text:style-name="P127">Бляблябляблябля!!! ДА НУ ЕГО НАХУЙ — ТАКОЙ АЛЬПИНИЗМ!!!</text:p>
      <text:p text:style-name="P127">БЛЯ!!!…</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Я открыл глаза.</text:p>
      <text:p text:style-name="P127">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7">Я чуть поднял глаза и уставился в кривую морду драконикус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7"/>
      <text:p text:style-name="P127">…</text:p>
      <text:p text:style-name="P127"><text:soft-page-break/></text:p>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искорд расправил крылья и начал короткую пробежку к краю.</text:p>
      <text:p text:style-name="P127"><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7"/>
      <text:p text:style-name="P127">…ограда края крыши промелькнула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казалось, что ноутбук охватило до боли знакомое многоцветное сияние.</text:p>
      <text:p text:style-name="P127">Перед нами увеличивалась громада моей высотки.</text:p>
      <text:p text:style-name="P12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отвернулась и закрыла глаза.</text:p>
      <text:p text:style-name="P127">– ВНИМАНИЕ!!! – заорал Дискорд, сложил крылья и влетел в коридор.</text:p>
      <text:p text:style-name="P127"/>
      <text:p text:style-name="P128">***</text:p>
      <text:p text:style-name="P127"/>
      <text:p text:style-name="P127"><text:span text:style-name="T83">Ох, щит</text:span>!!!</text:p>
      <text:h text:style-name="Heading_20_2" text:outline-level="2"><text:soft-page-break/></text:h>
      <text:h text:style-name="Heading_20_2" text:outline-level="2"><text:span text:style-name="T1">30</text:span>. Разговор за столиком в <text:span text:style-name="T1">ночи</text:span></text:h>
      <text:p text:style-name="P141"/>
      <text:p text:style-name="P143">Мы почти успели.</text:p>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рямо как сейчас. Как говорится, найди десять отличий.</text:p>
      <text:p text:style-name="P138">Вот только… Только Дэш была бы жива…</text:p>
      <text:p text:style-name="P142">Я тяжело вздохнул.</text:p>
      <text:p text:style-name="P142"/>
      <text:p text:style-name="P142">…</text:p>
      <text:p text:style-name="P142"/>
      <text:p text:style-name="P14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text:soft-page-break/>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text:soft-page-break/>–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text:soft-page-break/>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text:soft-page-break/>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1" text:note-class="footnote"><text:note-citation>21</text:note-citation><text:note-body><text:p text:style-name="P15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1">–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text:soft-page-break/></text:p>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0"/>
      <text:p text:style-name="P110">Спустив пар, я скептически хмыкнул.</text:p>
      <text:p text:style-name="P110"><text:soft-page-break/>–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Нет, так не получится.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text:span><text:soft-page-break/><text:span text:style-name="T52">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lt;<text:span text:style-name="T23">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0">Анакорн аж подпрыгнул на месте от восторга и стал мне аплодировать.</text:p>
      <text:p text:style-name="P111"/>
      <text:p text:style-name="P110"><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1"/>
      <text:p text:style-name="P111">Я подозрительно посмотрел на Анакорна.</text:p>
      <text:p text:style-name="P111"/>
      <text:p text:style-name="P110"><text:span text:style-name="T18">– </text:span><text:span text:style-name="T52">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10"><text:soft-page-break/>…</text:p>
      <text:p text:style-name="P110">Факн щит<text:note text:id="ftn22" text:note-class="footnote"><text:note-citation>22</text:note-citation><text:note-body><text:p text:style-name="P148">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text:soft-page-break/>–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твою голову, Анон!</text:p>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7">~~~</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5">&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soft-page-break/>~~~</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9"/>
      <text:p text:style-name="P119">Я молча протянул руку к носу аликорницы и попытался легонько сжать его. Рука прошла сквозь тело.</text:p>
      <text:p text:style-name="P119">– Бу-уп! – слабо улыбнулась Луна.</text:p>
      <text:p text:style-name="P119"/>
      <text:p text:style-name="P107">Аликорница подняла копыто и прижа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6"/>
      <text:p text:style-name="P107">– Думал от меня в другой реальности спрятаться, Проводничёк?!</text:p>
      <text:p text:style-name="P107">Передо мной возникло хмурое рыло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8"/>
      <text:p text:style-name="P125">Звон будильника чуть не проломил башку. Я открыл глаза. </text:p>
      <text:p text:style-name="P125"/>
      <text:p text:style-name="P126"><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14T20:41:50.565688483</dc:date>
    <meta:editing-duration>P166DT17H54M20S</meta:editing-duration>
    <meta:editing-cycles>10595</meta:editing-cycles>
    <meta:generator>LibreOffice/5.1.6.2$Linux_X86_64 LibreOffice_project/10m0$Build-2</meta:generator>
    <meta:printed-by>макс </meta:printed-by>
    <meta:print-date>2017-08-23T21:51:29.95</meta:print-date>
    <meta:document-statistic meta:table-count="0" meta:image-count="0" meta:object-count="0" meta:page-count="284" meta:paragraph-count="5059" meta:word-count="106055" meta:character-count="702851" meta:non-whitespace-character-count="597190"/>
  </office:meta>
</office:document-meta>
</file>